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ffd1" officeooo:paragraph-rsid="0003ffd1"/>
    </style:style>
    <style:style style:name="P2" style:family="paragraph" style:parent-style-name="Standard">
      <style:text-properties officeooo:rsid="0005690c" officeooo:paragraph-rsid="0005690c"/>
    </style:style>
    <style:style style:name="P3" style:family="paragraph" style:parent-style-name="Standard">
      <style:text-properties officeooo:rsid="000ddf87" officeooo:paragraph-rsid="0005690c"/>
    </style:style>
    <style:style style:name="P4" style:family="paragraph" style:parent-style-name="Standard">
      <style:text-properties officeooo:rsid="000ee17d" officeooo:paragraph-rsid="000ee17d"/>
    </style:style>
    <style:style style:name="P5" style:family="paragraph" style:parent-style-name="Standard">
      <style:text-properties officeooo:rsid="000ee17d" officeooo:paragraph-rsid="000ee17d"/>
    </style:style>
    <style:style style:name="P6" style:family="paragraph" style:parent-style-name="Standard">
      <style:text-properties officeooo:rsid="0010b7c3" officeooo:paragraph-rsid="0010b7c3"/>
    </style:style>
    <style:style style:name="T1" style:family="text">
      <style:text-properties officeooo:rsid="0005400a"/>
    </style:style>
    <style:style style:name="T2" style:family="text">
      <style:text-properties officeooo:rsid="0005690c"/>
    </style:style>
    <style:style style:name="T3" style:family="text">
      <style:text-properties officeooo:rsid="0007e2dd"/>
    </style:style>
    <style:style style:name="T4" style:family="text">
      <style:text-properties officeooo:rsid="0009a9ee"/>
    </style:style>
    <style:style style:name="T5" style:family="text">
      <style:text-properties officeooo:rsid="000abe28"/>
    </style:style>
    <style:style style:name="T6" style:family="text">
      <style:text-properties officeooo:rsid="000beda3"/>
    </style:style>
    <style:style style:name="T7" style:family="text">
      <style:text-properties officeooo:rsid="000bf868"/>
    </style:style>
    <style:style style:name="T8" style:family="text">
      <style:text-properties officeooo:rsid="000da7c2"/>
    </style:style>
    <style:style style:name="T9" style:family="text">
      <style:text-properties officeooo:rsid="000f71c0"/>
    </style:style>
    <style:style style:name="T10" style:family="text">
      <style:text-properties officeooo:rsid="000fc190"/>
    </style:style>
    <style:style style:name="T11" style:family="text">
      <style:text-properties officeooo:rsid="0010b7c3"/>
    </style:style>
    <style:style style:name="T12" style:family="text">
      <style:text-properties officeooo:rsid="0011f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</text:p>
      <text:p text:style-name="P1"/>
      <text:p text:style-name="P1">o papel do sistema computacional </text:p>
      <text:p text:style-name="P1"/>
      <text:p text:style-name="P1">sistema operacional </text:p>
      <text:p text:style-name="P1">-<text:span text:style-name="T1">é o famoso OS.</text:span></text:p>
      <text:p text:style-name="P1">-<text:span text:style-name="T1">um dos principais e o mais conhecido softwares de sistema</text:span></text:p>
      <text:p text:style-name="P1">-<text:span text:style-name="T1">ele deve reconhecer o hardware instalado</text:span></text:p>
      <text:p text:style-name="P1">-<text:span text:style-name="T1">possui diversas funções importantes, </text:span><text:span text:style-name="T2">como: fornecer aos programas acessibilidade ao processador e transpar</text:span><text:span text:style-name="T7">ê</text:span><text:span text:style-name="T2">ncia no acesso aos periféricos</text:span></text:p>
      <text:p text:style-name="P1"/>
      <text:p text:style-name="P2">funções do sistema operacional</text:p>
      <text:p text:style-name="P2">-<text:span text:style-name="T3">é o principal software de um computador </text:span></text:p>
      <text:p text:style-name="P2">-<text:span text:style-name="T4">reconhecer os hardwares do pc </text:span></text:p>
      <text:p text:style-name="P2">-<text:span text:style-name="T5">alocar o espaço em memória principal para execução de softwares diversos </text:span></text:p>
      <text:p text:style-name="P2">-<text:span text:style-name="T6">escalonador </text:span></text:p>
      <text:p text:style-name="P2">-<text:span text:style-name="T8">resumindo, ele é um programa intermediário que gerencia os recursos de hardware do computador, fornece acesso a eles para os demais programas </text:span></text:p>
      <text:p text:style-name="P2"/>
      <text:p text:style-name="P2"/>
      <text:p text:style-name="P4">tendências para o futuro dos SO </text:p>
      <text:p text:style-name="P4">-<text:span text:style-name="T9">os primeiros SO eram específicos para as máquinas que o empregavam, servindo de iterface entre o usuário e o hardware </text:span></text:p>
      <text:p text:style-name="P4">-<text:span text:style-name="T9">o OS pioneiro foi o Unix, que era um sistema de “tela preta”, </text:span><text:span text:style-name="T12">ou seja, interface de terminal,</text:span><text:span text:style-name="T9"> necessitando comando específicos para realizar determinadas ações, porém, não tinha interface gráfica como é hoje com IOS, windows ou Linux </text:span></text:p>
      <text:p text:style-name="P4">-<text:span text:style-name="T10">somente nos anos de 1980, com o MS-DOS da microsoft, tmb de tela preta, que em seguida veio o windows e o OS da apple, com interface gráfica do usuário </text:span></text:p>
      <text:p text:style-name="P4">-<text:span text:style-name="T11">no século XX, vieram os OS para mobile, android e iOS</text:span></text:p>
      <text:p text:style-name="P4"/>
      <text:p text:style-name="P6">tendências </text:p>
      <text:p text:style-name="P6">-<text:span text:style-name="T12">ok 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2T18:24:27.858000000</dc:date>
    <meta:editing-duration>PT30M7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203" meta:character-count="1253" meta:non-whitespace-character-count="1057"/>
  </office:meta>
</office:document-meta>
</file>